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1in"/>
    </style:style>
    <style:style style:name="co2" style:family="table-column">
      <style:table-column-properties fo:break-before="auto" style:column-width="0.300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120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rotation-angle="9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2" table:number-columns-repeated="1014" table:default-cell-style-name="Default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1" office:value-type="string" calcext:value-type="string">
            <text:p>Klassen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Address (Person)</text:p>
          </table:table-cell>
          <table:table-cell table:style-name="ce3" office:value-type="string" calcext:value-type="string">
            <text:p>Invoic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VehicelDescriptor</text:p>
          </table:table-cell>
          <table:table-cell table:style-name="ce3" office:value-type="string" calcext:value-type="string">
            <text:p>GearType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RepairStatu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se Cas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atus abrufen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erfügbarkeit überprüfen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Kunde bearbeiten</text:p>
          </table:table-cell>
          <table:table-cell/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unde anlegen</text:p>
          </table:table-cell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unde suchen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hrzeug bearbeiten</text:p>
          </table:table-cell>
          <table:table-cell table:number-columns-repeated="4"/>
          <table:table-cell table:number-columns-repeated="2"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hrzeug suchen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eservation stornieren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servation erstellen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hrzeug verschieben</text:p>
          </table:table-cell>
          <table:table-cell table:number-columns-repeated="6"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09:06:50.711942000</meta:creation-date>
    <dc:date>2013-12-10T11:13:13.604655000</dc:date>
    <meta:editing-duration>PT1H51M5S</meta:editing-duration>
    <meta:editing-cycles>2</meta:editing-cycles>
    <meta:generator>LibreOffice/4.1.2.3$MacOSX_x86 LibreOffice_project/40b2d7fde7e8d2d7bc5a449dc65df4d08a7dd38</meta:generator>
    <meta:document-statistic meta:table-count="1" meta:cell-count="52" meta:object-count="0"/>
  </office:meta>
</office:document-meta>
</file>